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e67" officeooo:paragraph-rsid="0002be6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be67" officeooo:paragraph-rsid="0002be67" style:font-weight-asian="bold" style:font-weight-complex="bold"/>
    </style:style>
    <style:style style:name="P3" style:family="paragraph" style:parent-style-name="Standard">
      <style:text-properties officeooo:rsid="00058924" officeooo:paragraph-rsid="00058924"/>
    </style:style>
    <style:style style:name="P4" style:family="paragraph" style:parent-style-name="Standard">
      <style:text-properties officeooo:rsid="0007eb50" officeooo:paragraph-rsid="0007eb50"/>
    </style:style>
    <style:style style:name="P5" style:family="paragraph" style:parent-style-name="Standard">
      <style:text-properties officeooo:rsid="000d1488" officeooo:paragraph-rsid="000d1488"/>
    </style:style>
    <style:style style:name="P6" style:family="paragraph" style:parent-style-name="Standard">
      <style:text-properties officeooo:rsid="000ff63f" officeooo:paragraph-rsid="000ff63f"/>
    </style:style>
    <style:style style:name="P7" style:family="paragraph" style:parent-style-name="Standard" style:list-style-name="L1">
      <style:text-properties officeooo:rsid="0005735f" officeooo:paragraph-rsid="0005735f"/>
    </style:style>
    <style:style style:name="P8" style:family="paragraph" style:parent-style-name="Standard" style:list-style-name="L2">
      <style:text-properties officeooo:rsid="0005735f" officeooo:paragraph-rsid="0005735f"/>
    </style:style>
    <style:style style:name="P9" style:family="paragraph" style:parent-style-name="Standard" style:list-style-name="L2">
      <style:text-properties officeooo:paragraph-rsid="0005735f"/>
    </style:style>
    <style:style style:name="P10" style:family="paragraph" style:parent-style-name="Standard" style:list-style-name="L3">
      <style:text-properties officeooo:rsid="00058924" officeooo:paragraph-rsid="00058924"/>
    </style:style>
    <style:style style:name="P11" style:family="paragraph" style:parent-style-name="Standard" style:list-style-name="L4">
      <style:text-properties officeooo:rsid="000ff63f" officeooo:paragraph-rsid="000ff63f"/>
    </style:style>
    <style:style style:name="P12" style:family="paragraph" style:parent-style-name="Standard" style:list-style-name="L4">
      <style:text-properties officeooo:rsid="0007eb50" officeooo:paragraph-rsid="0007eb50"/>
    </style:style>
    <style:style style:name="T1" style:family="text">
      <style:text-properties officeooo:rsid="0005735f"/>
    </style:style>
    <style:style style:name="T2" style:family="text">
      <style:text-properties officeooo:rsid="00058924"/>
    </style:style>
    <style:style style:name="T3" style:family="text">
      <style:text-properties officeooo:rsid="0006d34a"/>
    </style:style>
    <style:style style:name="T4" style:family="text">
      <style:text-properties officeooo:rsid="0007eb50"/>
    </style:style>
    <style:style style:name="T5" style:family="text">
      <style:text-properties officeooo:rsid="0008999a"/>
    </style:style>
    <style:style style:name="T6" style:family="text">
      <style:text-properties officeooo:rsid="0009efb6"/>
    </style:style>
    <style:style style:name="T7" style:family="text">
      <style:text-properties officeooo:rsid="000a8b47"/>
    </style:style>
    <style:style style:name="T8" style:family="text">
      <style:text-properties officeooo:rsid="000b2f01"/>
    </style:style>
    <style:style style:name="T9" style:family="text">
      <style:text-properties officeooo:rsid="000d1488"/>
    </style:style>
    <style:style style:name="T10" style:family="text">
      <style:text-properties officeooo:rsid="000f0b89"/>
    </style:style>
    <style:style style:name="T11" style:family="text">
      <style:text-properties officeooo:rsid="00103c74"/>
    </style:style>
    <style:style style:name="T12" style:family="text">
      <style:text-properties officeooo:rsid="0010e4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Workflow </text:span>Management</text:p>
      <text:p text:style-name="P1"/>
      <text:p text:style-name="P1"/>
      <text:p text:style-name="P1">Job listing in Airtables <text:span text:style-name="T5">(</text:span><text:span text:style-name="T6">jobscraperv2 </text:span><text:span text:style-name="T5">repository)</text:span></text:p>
      <text:list xml:id="list2031603421" text:style-name="L1">
        <text:list-item>
          <text:p text:style-name="P7">Automat<text:span text:style-name="T7">ed</text:span> workflows</text:p>
        </text:list-item>
      </text:list>
      <text:list xml:id="list1217713294" text:style-name="L2">
        <text:list-item>
          <text:p text:style-name="P9"><text:span text:style-name="T1">extract jobs from sites </text:span><text:span text:style-name="T4">using job scraper</text:span></text:p>
        </text:list-item>
        <text:list-item>
          <text:p text:style-name="P8">clean and transform the data <text:span text:style-name="T4">(TBD)</text:span></text:p>
        </text:list-item>
        <text:list-item>
          <text:p text:style-name="P9"><text:span text:style-name="T1">load into </text:span><text:span text:style-name="T3">tables</text:span></text:p>
        </text:list-item>
      </text:list>
      <text:p text:style-name="P1"><text:tab/></text:p>
      <text:p text:style-name="P3">Job listing in LanceDB <text:span text:style-name="T5">(Recommender class in job_recommender.py)</text:span></text:p>
      <text:list xml:id="list3089219064" text:style-name="L3">
        <text:list-item>
          <text:p text:style-name="P10">Automat<text:span text:style-name="T7">ed</text:span> workflows</text:p>
        </text:list-item>
      </text:list>
      <text:p text:style-name="P6"/>
      <text:list xml:id="list2363931055" text:style-name="L4">
        <text:list-item>
          <text:p text:style-name="P11">retrieves from Airtable via scheduler </text:p>
        </text:list-item>
        <text:list-item>
          <text:p text:style-name="P11">adds job description as source field to LanceDB table</text:p>
        </text:list-item>
        <text:list-item>
          <text:p text:style-name="P12">during <text:span text:style-name="T9">automated </text:span><text:span text:style-name="T8">job search</text:span>, metadata such as job url and job title will be <text:span text:style-name="T11">returned</text:span> to user</text:p>
        </text:list-item>
      </text:list>
      <text:p text:style-name="P4"/>
      <text:p text:style-name="P4"/>
      <text:p text:style-name="P5">User profile <text:span text:style-name="T12">and resume dictionary</text:span> in LanceDB (<text:span text:style-name="T10">User class in streamlit_user.py)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30T11:52:27.371440295</meta:creation-date>
    <meta:editing-duration>PT1H44M14S</meta:editing-duration>
    <meta:editing-cycles>12</meta:editing-cycles>
    <meta:generator>LibreOffice/6.4.7.2$Linux_X86_64 LibreOffice_project/40$Build-2</meta:generator>
    <dc:date>2024-05-26T13:07:28.828958132</dc:date>
    <meta:document-statistic meta:table-count="0" meta:image-count="0" meta:object-count="0" meta:page-count="1" meta:paragraph-count="13" meta:word-count="86" meta:character-count="539" meta:non-whitespace-character-count="471"/>
  </office:meta>
</office:document-meta>
</file>